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FSSerializer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FSSerializ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IFSSerializer.doPreInitialization( Element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IFSSerializer.POIFS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